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5083in"/>
    </style:style>
    <style:style style:name="co6" style:family="table-column">
      <style:table-column-properties fo:break-before="auto" style:column-width="1.6661in"/>
    </style:style>
    <style:style style:name="co7" style:family="table-column">
      <style:table-column-properties fo:break-before="auto" style:column-width="2.1984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4598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199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0.7311in"/>
    </style:style>
    <style:style style:name="co15" style:family="table-column">
      <style:table-column-properties fo:break-before="auto" style:column-width="1.2953in"/>
    </style:style>
    <style:style style:name="co16" style:family="table-column">
      <style:table-column-properties fo:break-before="auto" style:column-width="2.3854in"/>
    </style:style>
    <style:style style:name="co17" style:family="table-column">
      <style:table-column-properties fo:break-before="auto" style:column-width="1.3299in"/>
    </style:style>
    <style:style style:name="co18" style:family="table-column">
      <style:table-column-properties fo:break-before="auto" style:column-width="1.240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2516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page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>
          <table:table-column-group>
            <table:table-column table:style-name="co5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8" table:default-cell-style-name="Default"/>
          </table:table-column-group>
        </table:table-column-group>
        <table:table-column table:style-name="co9" table:default-cell-style-name="Default"/>
        <table:table-column table:style-name="co10" table:number-columns-repeated="2" table:default-cell-style-name="ce2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</table:table-column-group>
          <table:table-column-group>
            <table:table-column table:style-name="co16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1" table:default-cell-style-name="ce18"/>
        <table:table-column table:style-name="co18" table:default-cell-style-name="ce18"/>
        <table:table-column table:style-name="co19" table:number-columns-repeated="2" table:default-cell-style-name="ce18"/>
        <table:table-column table:style-name="co20" table:default-cell-style-name="ce18"/>
        <table:table-column table:style-name="co19" table:default-cell-style-name="Default"/>
        <table:table-column table:style-name="co19" table:default-cell-style-name="ce2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0"/>
        </table:table-row>
        <table:table-row table:style-name="ro2">
          <table:table-cell table:style-name="ce2"/>
          <table:table-cell table:number-columns-repeated="31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9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Y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9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Y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9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Y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9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Y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IPWR# / DB25.1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Y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/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Y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Stop / DB25.10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Y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Home X / DB25.11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Y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X Dir / DB25.3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Y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 Step / DB25.2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Y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Spindle / DB25.14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Y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Home Y / DB25.12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Y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 Dir / DB25.5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Y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Y Step / DB25.4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Y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/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Y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Home Z / DB25.13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Y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Mist / DB25.16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Y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9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Y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9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Y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5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Y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5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Y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5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Y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5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Y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/>
          <table:table-cell table:style-name="ce17" office:value-type="string" calcext:value-type="string">
            <text:p>LED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Y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9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Y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9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Y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9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Y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9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Y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9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Y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9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Y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9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Y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9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Y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9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Y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9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Y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9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Y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9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Y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9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Y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9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Y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9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Y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9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Y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9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Y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9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Y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9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Y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9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Y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0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0"/>
        </table:table-row>
        <table:table-row table:style-name="ro2">
          <table:table-cell table:style-name="ce2" table:number-columns-repeated="12"/>
          <table:table-cell table:number-columns-repeated="20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A Step / DB25.8</text:p>
          </table:table-cell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Y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 table:number-columns-repeated="2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Y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A Dir / DB25.9</text:p>
          </table:table-cell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Y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7" office:value-type="string" calcext:value-type="string">
            <text:p>Flood / DB25.17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Y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7" office:value-type="string" calcext:value-type="string">
            <text:p>Z Step / DB25.6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Y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7" office:value-type="string" calcext:value-type="string">
            <text:p>IDC.17</text:p>
          </table:table-cell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Y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SCS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Y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SDI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Y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3"/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Y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3"/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Y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DO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Y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SCK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Y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7" office:value-type="string" calcext:value-type="string">
            <text:p>Z Dir / DB25.7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Y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7" office:value-type="string" calcext:value-type="string">
            <text:p>IDC.19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Y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DC.3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Y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IDC.21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Y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office:value-type="string" calcext:value-type="string">
            <text:p>IDC.5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Y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DC.23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Y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IDC.7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Y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7" office:value-type="string" calcext:value-type="string">
            <text:p>IDC.25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Y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IDC.9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Y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7"/>
          <table:table-cell table:style-name="ce17" office:value-type="string" calcext:value-type="string">
            <text:p>IDC.11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7"/>
          <table:table-cell table:style-name="ce17" office:value-type="string" calcext:value-type="string">
            <text:p>IDC.2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7" office:value-type="string" calcext:value-type="string">
            <text:p>IDC.13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7" office:value-type="string" calcext:value-type="string">
            <text:p>IDC.4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7" office:value-type="string" calcext:value-type="string">
            <text:p>IDC.15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7" office:value-type="string" calcext:value-type="string">
            <text:p>IDC.6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Default" office:value-type="string" calcext:value-type="string">
            <text:p>Home A / DB25.15</text:p>
          </table:table-cell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Y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2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Y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IDC.8</text:p>
          </table:table-cell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Y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2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Y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1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 table:number-rows-repeated="1048474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8:05:32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5-07-17T16:40:50.964000000</dc:date>
    <meta:editing-duration>P24DT6H5M56S</meta:editing-duration>
    <meta:editing-cycles>96</meta:editing-cycles>
    <meta:generator>LibreOffice/4.2.5.2$Windows_x86 LibreOffice_project/6ff819b65674ae6c83f3cbab9e4a4c2b292a7a94</meta:generator>
    <meta:document-statistic meta:table-count="3" meta:cell-count="1632" meta:object-count="0"/>
    <meta:user-defined meta:name="Info 1"/>
    <meta:user-defined meta:name="Info 2"/>
    <meta:user-defined meta:name="Info 3"/>
    <meta:user-defined meta:name="Info 4"/>
  </office:meta>
</office:document-meta>
</file>